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C1000000D12F7BEDC10758F76F.png" manifest:media-type="image/png"/>
  <manifest:file-entry manifest:full-path="Pictures/10000000000000CD00000079C865DED727EF6A63.png" manifest:media-type="image/png"/>
  <manifest:file-entry manifest:full-path="Pictures/10000000000000AA0000009F905FAB3A0D06CD1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282cm" fo:min-width="1.268cm"/>
      <style:paragraph-properties style:writing-mode="lr-tb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2.25cm" fo:min-width="1cm"/>
      <style:paragraph-properties style:writing-mode="lr-tb"/>
    </style:style>
    <style:style style:name="gr3" style:family="graphic" style:parent-style-name="objectwithoutfill">
      <style:graphic-properties draw:marker-start="" draw:marker-end="Concave_20_short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3.2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5cm" fo:min-width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5cm" fo:min-width="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06cm" fo:min-width="0.562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352cm" fo:min-width="0.738cm"/>
      <style:paragraph-properties style:writing-mode="lr-tb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-color="#77bc65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cm" svg:height="0.75cm" svg:x="1.5cm" svg:y="2.75cm">
          <text:p text:style-name="P1"><text:span text:style-name="T1">Input Sequ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5cm" svg:height="0.75cm" svg:x="1.5cm" svg:y="4.25cm">
          <text:p text:style-name="P1"><text:span text:style-name="T1">Secondary Struc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5cm" svg:height="2.5cm" svg:x="5cm" svg:y="2.75cm">
          <text:p text:style-name="P1"><text:span text:style-name="T1">One hot</text:span></text:p>
          <text:p text:style-name="P1"><text:span text:style-name="T1">Encoding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5cm" svg:y1="3.5cm" svg:x2="2.75cm" svg:y2="4.25cm">
          <text:p/>
        </draw:line>
        <draw:connector draw:style-name="gr4" draw:text-style-name="P1" draw:layer="layout" svg:x1="4cm" svg:y1="3.125cm" svg:x2="5cm" svg:y2="4cm" draw:start-shape="id1" draw:start-glue-point="10" draw:end-shape="id2" draw:end-glue-point="3" svg:d="M4000 3125h501v875h499" svg:viewBox="0 0 1001 876">
          <text:p/>
        </draw:connector>
        <draw:connector draw:style-name="gr4" draw:text-style-name="P1" draw:layer="layout" svg:x1="4cm" svg:y1="4.625cm" svg:x2="5cm" svg:y2="4cm" draw:start-shape="id3" draw:start-glue-point="10" draw:end-shape="id2" draw:end-glue-point="3" svg:d="M4000 4625h501v-625h499" svg:viewBox="0 0 1001 626">
          <text:p/>
        </draw:connector>
        <draw:line draw:style-name="gr3" draw:text-style-name="P4" draw:layer="layout" svg:x1="4.5cm" svg:y1="4cm" svg:x2="5cm" svg:y2="4cm">
          <text:p/>
        </draw:line>
        <draw:custom-shape draw:style-name="gr5" draw:text-style-name="P5" draw:layer="layout" svg:width="3.75cm" svg:height="2.75cm" svg:x="7cm" svg:y="2.7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25cm" svg:height="1.394cm" svg:x="7.25cm" svg:y="3.35cm">
          <draw:image xlink:href="Pictures/10000000000001C1000000D12F7BEDC10758F76F.png" xlink:type="simple" xlink:show="embed" xlink:actuate="onLoad" draw:mime-type="image/png">
            <text:p/>
          </draw:image>
        </draw:frame>
        <draw:frame draw:style-name="gr7" draw:text-style-name="P6" draw:layer="layout" svg:width="2.593cm" svg:height="0.489cm" svg:x="7.519cm" svg:y="2.75cm">
          <draw:text-box>
            <text:p><text:span text:style-name="T1"><text:s/></text:span><text:span text:style-name="T1">Repeated Blocks (5x)</text:span></text:p>
          </draw:text-box>
        </draw:frame>
        <draw:line draw:style-name="gr3" draw:text-style-name="P4" draw:layer="layout" svg:x1="6.5cm" svg:y1="4cm" svg:x2="7cm" svg:y2="4cm">
          <text:p/>
        </draw:line>
        <draw:frame draw:style-name="gr6" draw:text-style-name="P1" draw:layer="layout" svg:width="0.534cm" svg:height="0.5cm" svg:x="9.966cm" svg:y="4.85cm">
          <draw:image xlink:href="Pictures/10000000000000AA0000009F905FAB3A0D06CD17.png" xlink:type="simple" xlink:show="embed" xlink:actuate="onLoad" draw:mime-type="image/png">
            <text:p/>
          </draw:image>
        </draw:frame>
        <draw:frame draw:style-name="gr6" draw:text-style-name="P1" draw:layer="layout" svg:width="0.597cm" svg:height="0.5cm" svg:x="9.25cm" svg:y="4.85cm">
          <draw:image xlink:href="Pictures/10000000000000CD00000079C865DED727EF6A63.png" xlink:type="simple" xlink:show="embed" xlink:actuate="onLoad" draw:mime-type="image/png">
            <text:p/>
          </draw:image>
        </draw:frame>
        <draw:custom-shape draw:style-name="gr8" draw:text-style-name="P5" draw:layer="layout" svg:width="1.25cm" svg:height="2.75cm" svg:x="11.25cm" svg:y="2.75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154cm" svg:height="0.489cm" svg:x="11.346cm" svg:y="3.761cm">
          <draw:text-box>
            <text:p><text:span text:style-name="T1">Flatten</text:span></text:p>
          </draw:text-box>
        </draw:frame>
        <draw:line draw:style-name="gr3" draw:text-style-name="P4" draw:layer="layout" svg:x1="10.75cm" svg:y1="4cm" svg:x2="11.25cm" svg:y2="4cm">
          <text:p/>
        </draw:line>
        <draw:line draw:style-name="gr3" draw:text-style-name="P4" draw:layer="layout" svg:x1="12.5cm" svg:y1="4cm" svg:x2="13cm" svg:y2="4cm">
          <text:p/>
        </draw:line>
        <draw:frame draw:style-name="gr9" draw:text-style-name="P8" draw:layer="layout" svg:width="2.154cm" svg:height="0.489cm" svg:x="8.134cm" svg:y="5.417cm">
          <draw:text-box>
            <text:p text:style-name="P7"><text:span text:style-name="T2">Dropout=0.5</text:span></text:p>
          </draw:text-box>
        </draw:frame>
        <draw:custom-shape draw:style-name="gr10" draw:text-style-name="P5" draw:layer="layout" svg:width="1.5cm" svg:height="2.75cm" svg:x="13cm" svg:y="2.7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75cm" svg:height="1.203cm" svg:x="13cm" svg:y="3.547cm">
          <draw:text-box>
            <text:p><text:span text:style-name="T1">Fully</text:span></text:p>
            <text:p><text:span text:style-name="T1">Connected</text:span></text:p>
            <text:p><text:span text:style-name="T1">(2x)</text:span></text:p>
          </draw:text-box>
        </draw:frame>
        <draw:line draw:style-name="gr3" draw:text-style-name="P4" draw:layer="layout" svg:x1="14.5cm" svg:y1="4cm" svg:x2="15cm" svg:y2="4cm">
          <text:p/>
        </draw:line>
        <draw:custom-shape draw:style-name="gr12" draw:text-style-name="P1" draw:layer="layout" svg:width="1.5cm" svg:height="1.35cm" svg:x="1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247cm" svg:height="0.489cm" svg:x="15.103cm" svg:y="3.75cm">
          <draw:text-box>
            <text:p><text:span text:style-name="T1">softmax</text:span></text:p>
          </draw:text-box>
        </draw:frame>
        <draw:line draw:style-name="gr3" draw:text-style-name="P4" draw:layer="layout" svg:x1="16.5cm" svg:y1="4cm" svg:x2="17cm" svg:y2="4cm">
          <text:p/>
        </draw:line>
        <draw:custom-shape draw:style-name="gr13" draw:text-style-name="P2" draw:layer="layout" svg:width="1.75cm" svg:height="0.85cm" svg:x="17cm" svg:y="3.55cm"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1.5cm" svg:y1="6.25cm" svg:x2="6.75cm" svg:y2="6.25cm">
          <text:p/>
        </draw:line>
        <draw:frame draw:style-name="gr7" draw:text-style-name="P6" draw:layer="layout" svg:width="1.861cm" svg:height="0.489cm" svg:x="3.139cm" svg:y="6.261cm">
          <draw:text-box>
            <text:p><text:span text:style-name="T1">Preprocessing</text:span></text:p>
          </draw:text-box>
        </draw:frame>
        <draw:line draw:style-name="gr14" draw:text-style-name="P4" draw:layer="layout" svg:x1="7cm" svg:y1="6.25cm" svg:x2="17cm" svg:y2="6.25cm">
          <text:p/>
        </draw:line>
        <draw:frame draw:style-name="gr7" draw:text-style-name="P6" draw:layer="layout" svg:width="2.665cm" svg:height="0.489cm" svg:x="11.25cm" svg:y="6.261cm">
          <draw:text-box>
            <text:p><text:span text:style-name="T1">Neural Network Layer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oncave_20_short" draw:display-name="Concave short" svg:viewBox="0 826 1131 754" svg:d="M566 826l-566 754 114-85 136-68 148-46 161-17 161 13 153 46 140 68 118 89z"/>
    <draw:marker draw:name="Dimension_20_Line_20_Arrow" draw:display-name="Dimension Line Arrow" svg:viewBox="0 0 836 946" svg:d="M0 0v110h418 418v-110zM418 110l-418 836h83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03cm" draw:marker-start="Dimension_20_Line_20_Arrow" draw:marker-start-width="0.3cm" draw:marker-end="Dimension_20_Line_20_Arrow" draw:marker-end-width="0.3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6T19:03:55.337000000</meta:creation-date>
    <dc:date>2021-05-26T20:24:09.860000000</dc:date>
    <meta:editing-duration>PT9M52S</meta:editing-duration>
    <meta:editing-cycles>3</meta:editing-cycles>
    <meta:generator>LibreOffice/7.0.3.1$Windows_X86_64 LibreOffice_project/d7547858d014d4cf69878db179d326fc3483e082</meta:generator>
    <meta:document-statistic meta:object-count="29"/>
  </office:meta>
</office:document-meta>
</file>